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rsid="0037fd9a" officeooo:paragraph-rsid="0037fd9a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0cef4e" officeooo:paragraph-rsid="00230820"/>
    </style:style>
    <style:style style:name="P4" style:family="paragraph" style:parent-style-name="Standard">
      <style:text-properties fo:font-size="9pt" officeooo:rsid="000cef4e" officeooo:paragraph-rsid="00230820" style:font-size-asian="9pt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efa51" officeooo:paragraph-rsid="002d03c7" style:font-size-asian="10pt" style:font-size-complex="10pt"/>
    </style:style>
    <style:style style:name="P33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4" style:family="paragraph" style:parent-style-name="Standard">
      <style:text-properties style:font-name="Times New Roman" fo:font-size="10pt" fo:font-style="italic" officeooo:rsid="0037fd9a" officeooo:paragraph-rsid="00230820" style:font-size-asian="10pt" style:font-style-asian="italic" style:font-size-complex="10pt" style:font-style-complex="italic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7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8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9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officeooo:paragraph-rsid="0037fd9a"/>
    </style:style>
    <style:style style:name="P40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Times New Roman" fo:font-size="10pt" officeooo:rsid="0037fd9a" officeooo:paragraph-rsid="0037fd9a" fo:background-color="#ffffff" style:font-size-asian="10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paragraph-rsid="003adf8d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size="10pt" fo:font-style="italic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adf8d" officeooo:paragraph-rsid="003adf8d" style:font-size-asian="10pt" style:font-size-complex="10pt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000000" style:font-name="DejaVu Sans Mono" fo:background-color="#ffffff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000000" fo:background-color="#ffffff"/>
    </style:style>
    <style:style style:name="P46" style:family="paragraph">
      <loext:graphic-properties draw:fill-color="#ffffff"/>
    </style:style>
    <style:style style:name="P4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3aba"/>
    </style:style>
    <style:style style:name="T5" style:family="text">
      <style:text-properties style:font-name="Times New Roman" style:text-underline-style="solid" style:text-underline-width="auto" style:text-underline-color="font-color" officeooo:rsid="003adf8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adf8d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3e8b6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d03c7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53aba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7fd9a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8d0e4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3adf8d" style:font-size-asian="10pt" style:font-size-complex="10pt"/>
    </style:style>
    <style:style style:name="T19" style:family="text">
      <style:text-properties style:font-name="Times New Roman" fo:font-size="10pt" fo:language="en" fo:country="US" style:font-size-asian="10pt" style:font-size-complex="10pt"/>
    </style:style>
    <style:style style:name="T20" style:family="text">
      <style:text-properties style:font-name="Times New Roman" fo:font-size="10pt" fo:language="en" fo:country="US" officeooo:rsid="000fe570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3" style:family="text">
      <style:text-properties style:font-name="Times New Roman" fo:font-size="10pt" fo:language="en" fo:country="US" style:text-underline-style="solid" style:text-underline-width="auto" style:text-underline-color="font-color" officeooo:rsid="00353aba" style:font-size-asian="10pt" style:font-size-complex="10pt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officeooo:rsid="003adf8d" style:font-size-asian="10pt" style:font-size-complex="10pt"/>
    </style:style>
    <style:style style:name="T2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officeooo:rsid="003adf8d"/>
    </style:style>
    <style:style style:name="T29" style:family="text">
      <style:text-properties fo:color="#bbb529" style:font-name="DejaVu Sans Mono"/>
    </style:style>
    <style:style style:name="T30" style:family="text">
      <style:text-properties fo:color="#bbb529" style:font-name="DejaVu Sans Mono1" fo:font-size="9pt" fo:font-style="normal" fo:font-weight="normal" style:font-size-asian="9pt" style:font-style-asian="normal" style:font-weight-asian="normal"/>
    </style:style>
    <style:style style:name="T31" style:family="text">
      <style:text-properties fo:color="#6a8759" style:font-name="DejaVu Sans Mono"/>
    </style:style>
    <style:style style:name="T32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33" style:family="text">
      <style:text-properties fo:font-weight="bold"/>
    </style:style>
    <style:style style:name="T34" style:family="text">
      <style:text-properties fo:color="#cc7832"/>
    </style:style>
    <style:style style:name="T35" style:family="text">
      <style:text-properties fo:color="#cc7832" fo:font-weight="bold"/>
    </style:style>
    <style:style style:name="T36" style:family="text">
      <style:text-properties fo:color="#cc7832" style:font-name="DejaVu Sans Mono"/>
    </style:style>
    <style:style style:name="T37" style:family="text">
      <style:text-properties fo:color="#cc7832" style:font-name="DejaVu Sans Mono" fo:font-weight="bold"/>
    </style:style>
    <style:style style:name="T38" style:family="text">
      <style:text-properties fo:color="#cc7832" style:font-name="DejaVu Sans Mono1" fo:font-size="9pt" fo:font-style="normal" fo:font-weight="bold" style:font-size-asian="9pt" style:font-style-asian="normal" style:font-weight-asian="bold"/>
    </style:style>
    <style:style style:name="T39" style:family="text">
      <style:text-properties fo:color="#cc7832" style:font-name="DejaVu Sans Mono1" fo:font-size="9pt" fo:font-style="normal" fo:font-weight="normal" style:font-size-asian="9pt" style:font-style-asian="normal" style:font-weight-asian="normal"/>
    </style:style>
    <style:style style:name="T40" style:family="text">
      <style:text-properties fo:color="#ffc66d"/>
    </style:style>
    <style:style style:name="T41" style:family="text">
      <style:text-properties fo:color="#ffc66d" style:font-name="DejaVu Sans Mono1" fo:font-size="9pt" fo:font-style="normal" fo:font-weight="normal" style:font-size-asian="9pt" style:font-style-asian="normal" style:font-weight-asian="normal"/>
    </style:style>
    <style:style style:name="T42" style:family="text">
      <style:text-properties style:font-name="DejaVu Sans Mono"/>
    </style:style>
    <style:style style:name="T43" style:family="text">
      <style:text-properties style:font-name="DejaVu Sans Mono" fo:font-weight="bold"/>
    </style:style>
    <style:style style:name="T44" style:family="text">
      <style:text-properties fo:color="#6897bb" style:font-name="DejaVu Sans Mono"/>
    </style:style>
    <style:style style:name="T45" style:family="text">
      <style:text-properties fo:color="#6897bb" style:font-name="DejaVu Sans Mono1" fo:font-size="9pt" fo:font-style="normal" fo:font-weight="normal" style:font-size-asian="9pt" style:font-style-asian="normal" style:font-weight-asian="normal"/>
    </style:style>
    <style:style style:name="T46" style:family="text">
      <style:text-properties fo:color="#808080"/>
    </style:style>
    <style:style style:name="T47" style:family="text">
      <style:text-properties fo:color="#808080" style:font-name="DejaVu Sans Mono"/>
    </style:style>
    <style:style style:name="T48" style:family="text">
      <style:text-properties fo:color="#808080" style:font-name="DejaVu Sans Mono1" fo:font-size="9pt" fo:font-style="normal" fo:font-weight="normal" style:font-size-asian="9pt" style:font-style-asian="normal" style:font-weight-asian="normal"/>
    </style:style>
    <style:style style:name="T49" style:family="text">
      <style:text-properties fo:font-size="10pt" officeooo:rsid="0037fd9a" style:font-size-asian="10pt" style:font-size-complex="10pt"/>
    </style:style>
    <style:style style:name="T50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51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2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3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4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5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6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7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58" style:family="text">
      <style:text-properties style:font-name="DejaVu Sans Mono1" fo:font-size="9pt" fo:font-style="normal" fo:font-weight="bold" style:font-size-asian="9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7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field:fieldmark-start text:name="__Fieldmark__5_269287102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6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7"><text:span text:style-name="T2">Отчёт по лабораторной работе</text:span><text:span text:style-name="T1"> №</text:span><text:span text:style-name="T3"><text:tab/></text:span><text:span text:style-name="T5">8</text:span><text:span text:style-name="T3"><text:tab/></text:span><text:span text:style-name="T1"> по курсу </text:span><text:span text:style-name="T3"><text:tab/>1<text:tab/></text:span></text:p>
            <text:p text:style-name="P8"><text:span text:style-name="T6">студента группы </text:span><text:span text:style-name="T9">102</text:span><text:span text:style-name="T6"> <text:s text:c="2"/></text:span><text:span text:style-name="T8"><text:tab/></text:span><text:span text:style-name="T9">Баталова М.А.</text:span><text:span text:style-name="T8"><text:tab/><text:tab/><text:tab/></text:span><text:span text:style-name="T6">, № по списку <text:s/></text:span><text:span text:style-name="T8"><text:tab/></text:span><text:span text:style-name="T9">3</text:span><text:span text:style-name="T8"><text:tab/></text:span></text:p>
            <text:p text:style-name="P8"><text:span text:style-name="T6">Адреса </text:span><text:span text:style-name="T19">www</text:span><text:span text:style-name="T6">, </text:span><text:span text:style-name="T19">e</text:span><text:span text:style-name="T6">-</text:span><text:span text:style-name="T19">mail</text:span><text:span text:style-name="T6">, </text:span><text:span text:style-name="T19">jabber</text:span><text:span text:style-name="T6">, </text:span><text:span text:style-name="T19">skype</text:span><text:span text:style-name="T6"> </text:span><text:span text:style-name="T8"><text:tab/></text:span><text:span text:style-name="T22">etrymax@gmail.com</text:span><text:span text:style-name="T8"><text:tab/><text:tab/><text:tab/><text:tab/></text:span></text:p>
            <text:p text:style-name="P8"><text:span text:style-name="T6">Работа выполнена: “</text:span><text:span text:style-name="T8"> </text:span><text:span text:style-name="T18">3</text:span><text:span text:style-name="T17">0</text:span><text:span text:style-name="T8"> <text:s text:c="2"/></text:span><text:span text:style-name="T6">“ </text:span><text:span text:style-name="T8"><text:tab/></text:span><text:span text:style-name="T12">октября</text:span><text:span text:style-name="T8"><text:tab/><text:tab/></text:span><text:span text:style-name="T6"> 2018</text:span><text:span text:style-name="T8"><text:tab/></text:span><text:span text:style-name="T6">г.<text:tab/><text:tab/></text:span></text:p>
            <text:p text:style-name="P8"><text:span text:style-name="T6">Преподаватель:</text:span><text:span text:style-name="T8"><text:tab/><text:tab/></text:span><text:span text:style-name="T6"> каф.806 </text:span><text:span text:style-name="T8"><text:tab/>Ефименко Н.А.<text:tab/><text:tab/><text:tab/><text:tab/></text:span></text:p>
            <text:p text:style-name="P8"><text:span text:style-name="T6">Входной контроль знаний с оценкой </text:span><text:span text:style-name="T8"><text:tab/><text:tab/><text:tab/><text:tab/><text:tab/></text:span></text:p>
            <text:p text:style-name="P8"><text:span text:style-name="T6">Отчёт сдан “</text:span><text:span text:style-name="T8"> <text:s text:c="2"/></text:span><text:span text:style-name="T6">“ </text:span><text:span text:style-name="T8"><text:tab/></text:span><text:span text:style-name="T12">октября</text:span><text:span text:style-name="T8"><text:tab/></text:span><text:span text:style-name="T6"> 2018</text:span><text:span text:style-name="T8"><text:tab/></text:span><text:span text:style-name="T6">г., итоговая оценка </text:span><text:span text:style-name="T8"><text:tab/><text:tab/></text:span></text:p>
            <text:p text:style-name="P8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9"/>
      <text:list xml:id="list5791489787283570894" text:style-name="WWNum1">
        <text:list-item>
          <text:p text:style-name="P36"><text:span text:style-name="T25">Тема</text:span><text:span text:style-name="T6">: <text:s/></text:span><text:span text:style-name="T24">Системы программирования на языке Си</text:span></text:p>
        </text:list-item>
      </text:list>
      <text:p text:style-name="P10"/>
      <text:list xml:id="list154116104478125" text:continue-numbering="true" text:style-name="WWNum1">
        <text:list-item>
          <text:p text:style-name="P37"><text:span text:style-name="T25">Цель работы</text:span><text:span text:style-name="T6">: <text:s/></text:span><text:span text:style-name="T15">Научится программировать <text:s/></text:span><text:span text:style-name="T18">на языке Си</text:span></text:p>
        </text:list-item>
      </text:list>
      <text:p text:style-name="P10"/>
      <text:list xml:id="list154116697389914" text:continue-numbering="true" text:style-name="WWNum1">
        <text:list-item>
          <text:p text:style-name="P35"><text:span text:style-name="T25">Задание</text:span><text:span text:style-name="T6"> (</text:span><text:span text:style-name="T26">вариант №</text:span><text:span text:style-name="T6">): <text:s/></text:span><text:span text:style-name="T7">1</text:span><text:span text:style-name="T18">. Факториал рекурсивно </text:span></text:p>
        </text:list-item>
      </text:list>
      <text:p text:style-name="P10"/>
      <text:list xml:id="list154116972196445" text:continue-numbering="true" text:style-name="WWNum1">
        <text:list-item>
          <text:p text:style-name="P35"><text:span text:style-name="T25">Оборудование</text:span><text:span text:style-name="T6"> (</text:span><text:span text:style-name="T26">лабораторное</text:span><text:span text:style-name="T6">):</text:span></text:p>
        </text:list-item>
      </text:list>
      <text:p text:style-name="P23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25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25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6">Процессор</text:span><text:span text:style-name="T19"> </text:span><text:span text:style-name="T21"><text:tab/>Intel </text:span><text:span text:style-name="T22">pentium n4200</text:span><text:span text:style-name="T19">, </text:span><text:span text:style-name="T6">ОП</text:span><text:span text:style-name="T19"> </text:span><text:span text:style-name="T22">5900</text:span><text:span text:style-name="T19"> </text:span><text:span text:style-name="T6">МБ</text:span><text:span text:style-name="T19">, </text:span><text:span text:style-name="T6">НМД</text:span><text:span text:style-name="T19"> </text:span><text:span text:style-name="T22">5.7</text:span><text:span text:style-name="T21"><text:tab/></text:span><text:span text:style-name="T19"> </text:span><text:span text:style-name="T20">ГБ</text:span><text:span text:style-name="T19">. </text:span><text:span text:style-name="T6">Монитор </text:span><text:span text:style-name="T8"><text:tab/></text:span><text:span text:style-name="T21">TFT</text:span><text:span text:style-name="T8">, встроенный<text:tab/></text:span></text:p>
      <text:p text:style-name="P25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154116566408657" text:continue-numbering="true" text:style-name="WWNum1">
        <text:list-item>
          <text:p text:style-name="P35"><text:span text:style-name="T25">Программное обеспечение</text:span><text:span text:style-name="T6"> (</text:span><text:span text:style-name="T26">лабораторное</text:span><text:span text:style-name="T6">):</text:span></text:p>
        </text:list-item>
      </text:list>
      <text:p text:style-name="P23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3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3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3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3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6">Операционная система семейства </text:span><text:span text:style-name="T8"><text:tab/></text:span><text:span text:style-name="T21">UNIX</text:span><text:span text:style-name="T8"><text:tab/></text:span><text:span text:style-name="T6">, наименование </text:span><text:span text:style-name="T8"><text:tab/></text:span><text:span text:style-name="T22">Debian</text:span><text:span text:style-name="T8"><text:tab/></text:span><text:span text:style-name="T6"> версия </text:span><text:span text:style-name="T8"><text:tab/></text:span><text:span text:style-name="T9">9.5</text:span><text:span text:style-name="T8"><text:tab/></text:span></text:p>
      <text:p text:style-name="P23"><text:span text:style-name="T6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6"> версия </text:span><text:span text:style-name="T8"><text:tab/></text:span><text:span text:style-name="T9">4.4.12</text:span><text:span text:style-name="T8"><text:tab/><text:tab/></text:span></text:p>
      <text:p text:style-name="P23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3"><text:span text:style-name="T6">Редактор текстов </text:span><text:span text:style-name="T8"><text:tab/><text:tab/></text:span><text:span text:style-name="T22">nano</text:span><text:span text:style-name="T8"><text:tab/><text:tab/><text:tab/><text:tab/><text:tab/><text:tab/></text:span><text:span text:style-name="T6"> версия </text:span><text:span text:style-name="T8"><text:tab/></text:span><text:span text:style-name="T21"> <text:s text:c="2"/></text:span><text:span text:style-name="T8"><text:tab/></text:span></text:p>
      <text:p text:style-name="P23"><text:soft-page-break/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54116654260825" text:continue-numbering="true" text:style-name="WWNum1">
        <text:list-item>
          <text:p text:style-name="P35"><text:span text:style-name="T25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2"/>
      <text:p text:style-name="P39"><text:span text:style-name="T49"><text:s text:c="5"/></text:span></text:p>
      <text:p text:style-name="P40"><text:line-break/><text:span text:style-name="T51">#include </text:span><text:span text:style-name="T51">&lt;stdio.h&gt;</text:span><text:line-break/><text:line-break/><text:line-break/><text:line-break/><text:span text:style-name="T58">int </text:span><text:span text:style-name="T51">factor</text:span><text:span text:style-name="T51">(</text:span><text:span text:style-name="T58">int </text:span><text:span text:style-name="T51">n) {</text:span><text:line-break/><text:span text:style-name="T51"> <text:s text:c="3"/></text:span><text:span text:style-name="T58">int </text:span><text:span text:style-name="T51">p = </text:span><text:span text:style-name="T51">1</text:span><text:span text:style-name="T51">;</text:span><text:line-break/><text:span text:style-name="T51"> <text:s text:c="3"/></text:span><text:span text:style-name="T58">for </text:span><text:span text:style-name="T51">(</text:span><text:span text:style-name="T58">int </text:span><text:span text:style-name="T51">i = </text:span><text:span text:style-name="T51">1</text:span><text:span text:style-name="T51">; </text:span><text:span text:style-name="T51">i &lt;= n</text:span><text:span text:style-name="T51">; </text:span><text:span text:style-name="T51">++i) {</text:span><text:line-break/><text:span text:style-name="T51"> <text:s text:c="7"/>p*= i</text:span><text:span text:style-name="T51">;</text:span><text:line-break/><text:span text:style-name="T51"> <text:s text:c="3"/></text:span><text:span text:style-name="T51">}</text:span><text:line-break/><text:span text:style-name="T51"> <text:s text:c="3"/></text:span><text:span text:style-name="T58">return </text:span><text:span text:style-name="T51">p</text:span><text:span text:style-name="T51">;</text:span><text:line-break/><text:span text:style-name="T51">}</text:span><text:line-break/><text:line-break/><text:span text:style-name="T58">int </text:span><text:span text:style-name="T51">main</text:span><text:span text:style-name="T51">() {</text:span><text:line-break/><text:span text:style-name="T51"> <text:s text:c="3"/></text:span><text:span text:style-name="T58">int </text:span><text:span text:style-name="T51">n</text:span><text:span text:style-name="T51">;</text:span><text:line-break/><text:span text:style-name="T51"> <text:s/></text:span><text:line-break/><text:span text:style-name="T51"> <text:s text:c="3"/></text:span><text:span text:style-name="T58">for </text:span><text:span text:style-name="T51">(</text:span><text:span text:style-name="T58">int </text:span><text:span text:style-name="T51">i = </text:span><text:span text:style-name="T51">1</text:span><text:span text:style-name="T51">; </text:span><text:span text:style-name="T51">i &lt;= </text:span><text:span text:style-name="T51">15</text:span><text:span text:style-name="T51">; </text:span><text:span text:style-name="T51">++i) {</text:span><text:line-break/><text:span text:style-name="T51"> <text:s text:c="7"/>printf(</text:span><text:span text:style-name="T51">"</text:span><text:span text:style-name="T51">%d %d\n</text:span><text:span text:style-name="T51">"</text:span><text:span text:style-name="T51">,</text:span><text:span text:style-name="T51">i</text:span><text:span text:style-name="T51">, </text:span><text:span text:style-name="T51">factor(i))</text:span><text:span text:style-name="T51">;</text:span><text:line-break/><text:span text:style-name="T51"> <text:s text:c="3"/></text:span><text:span text:style-name="T51">}</text:span><text:line-break/><text:line-break/><text:line-break/><text:span text:style-name="T51">}</text:span></text:p>
      <text:p text:style-name="P40"/>
      <text:list xml:id="list154117926274784" text:continue-numbering="true" text:style-name="WWNum1">
        <text:list-item>
          <text:p text:style-name="P35"><text:span text:style-name="T25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3"/>
      <text:p text:style-name="P34"/>
      <text:p text:style-name="P17"/>
      <text:p text:style-name="P41"><text:span text:style-name="T28">Ввод Вывод</text:span></text:p>
      <text:p text:style-name="P42"><text:span text:style-name="T51">1 1</text:span><text:line-break/><text:span text:style-name="T51">2 2</text:span><text:line-break/><text:span text:style-name="T51">3 6</text:span><text:line-break/><text:span text:style-name="T51">4 24</text:span><text:line-break/><text:span text:style-name="T51">5 120</text:span><text:line-break/><text:span text:style-name="T51">6 720</text:span><text:line-break/><text:span text:style-name="T51">7 5040</text:span><text:line-break/><text:span text:style-name="T51">8 40320</text:span><text:line-break/><text:span text:style-name="T51">9 362880</text:span><text:line-break/><text:span text:style-name="T51">10 3628800</text:span><text:line-break/><text:span text:style-name="T51">11 39916800</text:span><text:line-break/><text:span text:style-name="T51">12 479001600</text:span><text:line-break/><text:span text:style-name="T51">13 1932053504</text:span><text:line-break/><text:span text:style-name="T51">14 1278945280</text:span><text:line-break/><text:span text:style-name="T51">15 2004310016</text:span><text:line-break/></text:p>
      <text:p text:style-name="P42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5"/>
      <text:p text:style-name="P21"><text:span text:style-name="T6">Допущен к выполнению работы. Подпись преподавателя </text:span><text:span text:style-name="T8"><text:tab/><text:tab/><text:tab/><text:tab/></text:span></text:p>
      <text:p text:style-name="P11"/>
      <text:p text:style-name="P11"/>
      <text:p text:style-name="P14"/>
      <text:p text:style-name="P16"/>
      <text:p text:style-name="P16"/>
      <text:p text:style-name="P16"/>
      <text:list xml:id="list154117344152118" text:continue-numbering="true" text:style-name="WWNum1">
        <text:list-item>
          <text:p text:style-name="P35"><text:span text:style-name="T25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43">etryfly@etryfly:~$ cd CLionProjects/untitled/</text:p>
      <text:p text:style-name="P43">cmake-build-debug/ .idea/ <text:s text:c="12"/></text:p>
      <text:p text:style-name="P43">etryfly@etryfly:~$ cd CLionProjects/untitled/</text:p>
      <text:p text:style-name="P43">etryfly@etryfly:~/CLionProjects/untitled$ ls</text:p>
      <text:p text:style-name="P43">a.out <text:s text:c="13"/>CMakeLists.txt <text:s/>fibo.c <text:s/>main.cpp</text:p>
      <text:p text:style-name="P43">cmake-build-debug <text:s/>factor.c <text:s text:c="7"/>fTests <text:s/>tests</text:p>
      <text:p text:style-name="P43">etryfly@etryfly:~/CLionProjects/untitled$ gcc factor.c </text:p>
      <text:p text:style-name="P43">etryfly@etryfly:~/CLionProjects/untitled$ ./a.out | diff fTests - &amp;&amp; echo "OK"</text:p>
      <text:p text:style-name="P43">OK</text:p>
      <text:p text:style-name="P43">etryfly@etryfly:~/CLionProjects/untitled$ </text:p>
      <text:p text:style-name="P4"/>
      <text:p text:style-name="P22"/>
      <text:p text:style-name="P1"/>
      <text:p text:style-name="P19"/>
      <text:list xml:id="list154118257806133" text:continue-numbering="true" text:style-name="WWNum1">
        <text:list-item>
          <text:p text:style-name="P38"><text:span text:style-name="T25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12"/>
      <text:list xml:id="list154117906977086" text:continue-numbering="true" text:style-name="WWNum1">
        <text:list-item>
          <text:p text:style-name="P35"><text:span text:style-name="T6">Замечание автора по существу работы </text:span><text:span text:style-name="T10">Замечаний нет</text:span></text:p>
        </text:list-item>
      </text:list>
      <text:p text:style-name="P27"/>
      <text:list xml:id="list154117733541576" text:continue-numbering="true" text:style-name="WWNum1">
        <text:list-item>
          <text:p text:style-name="P35"><text:span text:style-name="T6">Выводы <text:s/></text:span><text:span text:style-name="T8"><text:tab/></text:span><text:span text:style-name="T10">В ходе работы научился </text:span><text:span text:style-name="T13">составлять </text:span><text:span text:style-name="T16">программы </text:span><text:span text:style-name="T18">на языке Си</text:span></text:p>
        </text:list-item>
      </text:list>
      <text:p text:style-name="P27"/>
      <text:p text:style-name="P24"><text:span text:style-name="T6">Недочеты, допущенные при выполнении задания, могут быть устранены следующим образом </text:span><text:span text:style-name="T8"><text:tab/></text:span></text:p>
      <text:p text:style-name="P24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0-31T15:41:15.316360734</dc:date>
    <meta:print-date>2006-09-06T14:56:00</meta:print-date>
    <meta:editing-cycles>25</meta:editing-cycles>
    <meta:editing-duration>PT1H32M48S</meta:editing-duration>
    <meta:generator>LibreOffice/5.2.7.2$Linux_X86_64 LibreOffice_project/20m0$Build-2</meta:generator>
    <meta:document-statistic meta:table-count="2" meta:image-count="1" meta:object-count="0" meta:page-count="4" meta:paragraph-count="69" meta:word-count="464" meta:character-count="3732" meta:non-whitespace-character-count="2879"/>
    <meta:user-defined meta:name="Operator">comp</meta:user-defined>
  </office:meta>
</office:document-meta>
</file>